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3.13mm"/>
    </style:style>
    <style:style style:name="co3" style:family="table-column">
      <style:table-column-properties fo:break-before="auto" style:column-width="15.59mm"/>
    </style:style>
    <style:style style:name="co4" style:family="table-column">
      <style:table-column-properties fo:break-before="auto" style:column-width="57.27mm"/>
    </style:style>
    <style:style style:name="co5" style:family="table-column">
      <style:table-column-properties fo:break-before="auto" style:column-width="107.47mm"/>
    </style:style>
    <style:style style:name="co6" style:family="table-column">
      <style:table-column-properties fo:break-before="auto" style:column-width="105.39mm"/>
    </style:style>
    <style:style style:name="co7" style:family="table-column">
      <style:table-column-properties fo:break-before="auto" style:column-width="80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>
      <style:text-properties style:font-name="Liberation Sans" style:font-name-asian="Noto Sans CJK SC Regular" style:font-name-complex="FreeSans"/>
    </style:style>
    <style:style style:name="ce8" style:family="table-cell" style:parent-style-name="Default" style:data-style-name="N36"/>
    <style:style style:name="ce9" style:family="table-cell" style:parent-style-name="Default">
      <style:text-properties style:font-name="Liberation Sans" style:text-underline-style="none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totals" table:style-name="ta1">
        <table:table-column table:style-name="co1" table:number-columns-repeated="3" table:default-cell-style-name="Default"/>
        <table:table-column table:style-name="co1" table:default-cell-style-name="ce7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net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7" office:value-type="float" office:value="6146" calcext:value-type="float">
            <text:p>6146</text:p>
          </table:table-cell>
          <table:table-cell office:value-type="float" office:value="-4363" calcext:value-type="float">
            <text:p>-4363</text:p>
          </table:table-cell>
          <table:table-cell table:formula="of:=SUM([.B2:.C2])" office:value-type="float" office:value="1783" calcext:value-type="float">
            <text:p>178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63" calcext:value-type="float">
            <text:p>2363</text:p>
          </table:table-cell>
          <table:table-cell office:value-type="float" office:value="-7307" calcext:value-type="float">
            <text:p>-7307</text:p>
          </table:table-cell>
          <table:table-cell table:formula="of:=SUM([.B3:.C3])" office:value-type="float" office:value="-4944" calcext:value-type="float">
            <text:p>-494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018" calcext:value-type="float">
            <text:p>5018</text:p>
          </table:table-cell>
          <table:table-cell office:value-type="float" office:value="-2196" calcext:value-type="float">
            <text:p>-2196</text:p>
          </table:table-cell>
          <table:table-cell table:formula="of:=SUM([.B4:.C4])" office:value-type="float" office:value="2822" calcext:value-type="float">
            <text:p>282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style-name="Default" table:formula="of:=SUM([.D2:.D4])" office:value-type="float" office:value="-339" calcext:value-type="float">
            <text:p>-339</text:p>
          </table:table-cell>
        </table:table-row>
      </table:table>
      <table:table table:name="expenses-2016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1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7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7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ce7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7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payphones 2017-09-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refunded)</text:p>
          </table:table-cell>
        </table:table-row>
        <table:table-row table:style-name="ro1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35:.B51])" office:value-type="float" office:value="1098.37" calcext:value-type="float">
            <text:p>1098.37</text:p>
          </table:table-cell>
          <table:table-cell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formula="of:=SUM([.B1:.B69])" office:value-type="float" office:value="2362.91" calcext:value-type="float">
            <text:p>2362.91</text:p>
          </table:table-cell>
          <table:table-cell table:formula="of:=SUM([.C1:.C70])" office:value-type="float" office:value="2362.91" calcext:value-type="float">
            <text:p>2362.91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71];[.B82])" office:value-type="float" office:value="-4943.73" calcext:value-type="float">
            <text:p>-4943.73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style-name="ce7"/>
          <table:table-cell table:number-columns-repeated="2"/>
        </table:table-row>
      </table:table>
      <table:table table:name="expenses-2018" table:style-name="ta1">
        <table:table-column table:style-name="co7" table:default-cell-style-name="Default"/>
        <table:table-column table:style-name="co1" table:default-cell-style-name="ce8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1-03" calcext:value-type="date">
            <text:p>2018-01-03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6-23" calcext:value-type="date">
            <text:p>2018-06-23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1-01" calcext:value-type="date">
            <text:p>2018-01-01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2-01" calcext:value-type="date">
            <text:p>2018-02-01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3-01" calcext:value-type="date">
            <text:p>2018-03-01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4-01" calcext:value-type="date">
            <text:p>2018-04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5-01" calcext:value-type="date">
            <text:p>2018-05-01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6-01" calcext:value-type="date">
            <text:p>2018-06-01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7-01" calcext:value-type="date">
            <text:p>2018-07-01</text:p>
          </table:table-cell>
          <table:table-cell office:value-type="float" office:value="13.83" calcext:value-type="float">
            <text:p>13.8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9-01" calcext:value-type="date">
            <text:p>2018-09-01</text:p>
          </table:table-cell>
          <table:table-cell office:value-type="float" office:value="12.09" calcext:value-type="float">
            <text:p>12.09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10-01" calcext:value-type="date">
            <text:p>2018-10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11-01" calcext:value-type="date">
            <text:p>2018-11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01-05" calcext:value-type="date">
            <text:p>2018-01-0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namecheap</text:p>
          </table:table-cell>
          <table:table-cell office:value-type="date" office:date-value="2018-04-08" calcext:value-type="date">
            <text:p>2018-04-0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1">
          <table:table-cell office:value-type="string" calcext:value-type="string">
            <text:p>Mobile Beacon – 12 mo internet service</text:p>
          </table:table-cell>
          <table:table-cell office:value-type="date" office:date-value="2018-11-21" calcext:value-type="date">
            <text:p>2018-11-21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:.C24])" office:value-type="float" office:value="439.95" calcext:value-type="float">
            <text:p>439.95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pal Mykle Hansen</text:p>
          </table:table-cell>
          <table:table-cell office:value-type="date" office:date-value="2018-01-26" calcext:value-type="date">
            <text:p>2018-01-26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1">
          <table:table-cell office:value-type="string" calcext:value-type="string">
            <text:p>goodwill phone</text:p>
          </table:table-cell>
          <table:table-cell office:value-type="date" office:date-value="2018-03-25" calcext:value-type="date">
            <text:p>2018-03-25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1">
          <table:table-cell office:value-type="string" calcext:value-type="string">
            <text:p>Pedestals – Richard Fisher</text:p>
          </table:table-cell>
          <table:table-cell office:value-type="date" office:date-value="2018-04-28" calcext:value-type="date">
            <text:p>2018-04-2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5-08" calcext:value-type="date">
            <text:p>2018-05-0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1">
          <table:table-cell office:value-type="string" calcext:value-type="string">
            <text:p>sustainable northwest wood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65.25" calcext:value-type="float">
            <text:p>65.25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58.98" calcext:value-type="float">
            <text:p>58.98</text:p>
          </table:table-cell>
          <table:table-cell/>
        </table:table-row>
        <table:table-row table:style-name="ro1">
          <table:table-cell office:value-type="string" calcext:value-type="string">
            <text:p>A&amp;S Estate Sale Clackamas OR – phones, enclosures</text:p>
          </table:table-cell>
          <table:table-cell office:value-type="date" office:date-value="2018-07-29" calcext:value-type="date">
            <text:p>2018-07-29</text:p>
          </table:table-cell>
          <table:table-cell office:value-type="float" office:value="153.47" calcext:value-type="float">
            <text:p>153.47</text:p>
          </table:table-cell>
          <table:table-cell/>
        </table:table-row>
        <table:table-row table:style-name="ro1">
          <table:table-cell office:value-type="string" calcext:value-type="string">
            <text:p>Brown Lumber</text:p>
          </table:table-cell>
          <table:table-cell office:value-type="date" office:date-value="2018-09-20" calcext:value-type="date">
            <text:p>2018-09-20</text:p>
          </table:table-cell>
          <table:table-cell office:value-type="float" office:value="58.1" calcext:value-type="float">
            <text:p>58.1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09-23" calcext:value-type="date">
            <text:p>2018-09-23</text:p>
          </table:table-cell>
          <table:table-cell office:value-type="float" office:value="80.14" calcext:value-type="float">
            <text:p>80.14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10-06" calcext:value-type="date">
            <text:p>2018-10-06</text:p>
          </table:table-cell>
          <table:table-cell office:value-type="float" office:value="27.75" calcext:value-type="float">
            <text:p>27.75</text:p>
          </table:table-cell>
          <table:table-cell/>
        </table:table-row>
        <table:table-row table:style-name="ro1">
          <table:table-cell office:value-type="string" calcext:value-type="string">
            <text:p>Ebay – handset</text:p>
          </table:table-cell>
          <table:table-cell office:value-type="date" office:date-value="2018-11-02" calcext:value-type="date">
            <text:p>2018-11-02</text:p>
          </table:table-cell>
          <table:table-cell office:value-type="float" office:value="32.98" calcext:value-type="float">
            <text:p>32.98</text:p>
          </table:table-cell>
          <table:table-cell/>
        </table:table-row>
        <table:table-row table:style-name="ro1">
          <table:table-cell office:value-type="string" calcext:value-type="string">
            <text:p>John Seekins 3 payphones, handsets</text:p>
          </table:table-cell>
          <table:table-cell office:value-type="date" office:date-value="2018-11-06" calcext:value-type="date">
            <text:p>2018-11-06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1">
          <table:table-cell office:value-type="string" calcext:value-type="string">
            <text:p>division hardware – site hardware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23.45" calcext:value-type="float">
            <text:p>23.45</text:p>
          </table:table-cell>
          <table:table-cell/>
        </table:table-row>
        <table:table-row table:style-name="ro1">
          <table:table-cell office:value-type="string" calcext:value-type="string">
            <text:p>TechSoup – mobile beacon router and service</text:p>
          </table:table-cell>
          <table:table-cell office:value-type="date" office:date-value="2011-11-16" calcext:value-type="date">
            <text:p>2011-11-1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moble beacon – router and service</text:p>
          </table:table-cell>
          <table:table-cell office:value-type="date" office:date-value="2018-12-06" calcext:value-type="date">
            <text:p>2018-12-06</text:p>
          </table:table-cell>
          <table:table-cell office:value-type="float" office:value="199.99" calcext:value-type="float">
            <text:p>199.99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38.65" calcext:value-type="float">
            <text:p>38.65</text:p>
          </table:table-cell>
          <table:table-cell/>
        </table:table-row>
        <table:table-row table:style-name="ro1">
          <table:table-cell office:value-type="string" calcext:value-type="string">
            <text:p>division hardware – jack covers</text:p>
          </table:table-cell>
          <table:table-cell office:value-type="date" office:date-value="2018-12-28" calcext:value-type="date">
            <text:p>2018-12-28</text:p>
          </table:table-cell>
          <table:table-cell office:value-type="float" office:value="9.58" calcext:value-type="float">
            <text:p>9.58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28:.C45])" office:value-type="float" office:value="2474.48" calcext:value-type="float">
            <text:p>2474.48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18-04-26" calcext:value-type="date">
            <text:p>2018-04-26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7-16" calcext:value-type="date">
            <text:p>2018-07-16</text:p>
          </table:table-cell>
          <table:table-cell office:value-type="float" office:value="82.86" calcext:value-type="float">
            <text:p>82.86</text:p>
          </table:table-cell>
          <table:table-cell/>
        </table:table-row>
        <table:table-row table:style-name="ro1">
          <table:table-cell office:value-type="string" calcext:value-type="string">
            <text:p>Jiffyshirt – t-shirts</text:p>
          </table:table-cell>
          <table:table-cell office:value-type="string" calcext:value-type="string">
            <text:p>2018–08-04</text:p>
          </table:table-cell>
          <table:table-cell office:value-type="float" office:value="84.22" calcext:value-type="float">
            <text:p>84.22</text:p>
          </table:table-cell>
          <table:table-cell/>
        </table:table-row>
        <table:table-row table:style-name="ro1">
          <table:table-cell office:value-type="string" calcext:value-type="string">
            <text:p>USPS – LPC tribute</text:p>
          </table:table-cell>
          <table:table-cell office:value-type="date" office:date-value="2018-11-13" calcext:value-type="date">
            <text:p>2018-11-13</text:p>
          </table:table-cell>
          <table:table-cell office:value-type="float" office:value="5.15" calcext:value-type="float">
            <text:p>5.1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49:.C54])" office:value-type="float" office:value="219.54" calcext:value-type="float">
            <text:p>219.54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mbrella, Paypal expense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arl Larson donation umbrella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1">
          <table:table-cell office:value-type="string" calcext:value-type="string">
            <text:p>Patreon umbrella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1">
          <table:table-cell office:value-type="string" calcext:value-type="string">
            <text:p>Teardown conf installation umbrella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Nelson Minar donation umbrella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ykle Hansen donation umbrella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Mykle Hansen donation paypal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4.7" calcext:value-type="float">
            <text:p>4.7</text:p>
          </table:table-cell>
          <table:table-cell/>
        </table:table-row>
        <table:table-row table:style-name="ro1">
          <table:table-cell office:value-type="string" calcext:value-type="string">
            <text:p>Sharron Raffer donation umbrella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harron Raffer donation paypal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string" calcext:value-type="string">
            <text:p>Mary Locke donation umbrella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ry Locke donation paypal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0.52" calcext:value-type="float">
            <text:p>0.52</text:p>
          </table:table-cell>
          <table:table-cell/>
        </table:table-row>
        <table:table-row table:style-name="ro1">
          <table:table-cell table:number-columns-repeated="3"/>
          <table:table-cell table:style-name="ce9" table:formula="of:=SUM([.C57:.C67])" office:value-type="float" office:value="381.64" calcext:value-type="float">
            <text:p>381.6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2017 income tax on $3100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1">
          <table:table-cell office:value-type="string" calcext:value-type="string">
            <text:p>end of year party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1">
          <table:table-cell office:value-type="string" calcext:value-type="string">
            <text:p>Seth Nehil – grantwriting</text:p>
          </table:table-cell>
          <table:table-cell office:value-type="date" office:date-value="2018-02-20" calcext:value-type="date">
            <text:p>2018-02-20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USPS – phone shipping to ypsi</text:p>
          </table:table-cell>
          <table:table-cell office:value-type="date" office:date-value="2018-04-09" calcext:value-type="date">
            <text:p>2018-04-09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1">
          <table:table-cell office:value-type="string" calcext:value-type="string">
            <text:p>division hardware – recycling</text:p>
          </table:table-cell>
          <table:table-cell office:value-type="date" office:date-value="2018-04-14" calcext:value-type="date">
            <text:p>2018-04-1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free geek – recycling</text:p>
          </table:table-cell>
          <table:table-cell office:value-type="date" office:date-value="2018-07-25" calcext:value-type="date">
            <text:p>2018-07-2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teardown conf installation expenses</text:p>
          </table:table-cell>
          <table:table-cell office:value-type="date" office:date-value="2018-05-11" calcext:value-type="date">
            <text:p>2018-05-1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5-17" calcext:value-type="date">
            <text:p>2018-05-17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6-08" calcext:value-type="date">
            <text:p>2018-06-0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breakfast for installer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2:.C83])" office:value-type="float" office:value="1502.28" calcext:value-type="float">
            <text:p>1502.28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85])" office:value-type="float" office:value="5017.89" calcext:value-type="float">
            <text:p>5017.89</text:p>
          </table:table-cell>
          <table:table-cell table:formula="of:=SUM([.D1:.D85])" office:value-type="float" office:value="5017.89" calcext:value-type="float">
            <text:p>5017.89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-shirt and zine donations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1">
          <table:table-cell office:value-type="string" calcext:value-type="string">
            <text:p>zine donation</text:p>
          </table:table-cell>
          <table:table-cell office:value-type="date" office:date-value="2018-05-12" calcext:value-type="date">
            <text:p>2018-05-12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-1000" calcext:value-type="float">
            <text:p>-1000</text:p>
          </table:table-cell>
          <table:table-cell/>
        </table:table-row>
        <table:table-row table:style-name="ro1">
          <table:table-cell office:value-type="string" calcext:value-type="string">
            <text:p>Mykle Hansen donation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1">
          <table:table-cell office:value-type="string" calcext:value-type="string">
            <text:p>Sharron Raffer donation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office:value-type="string" calcext:value-type="string">
            <text:p>Mary Locke donation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1">
          <table:table-cell office:value-type="string" calcext:value-type="string">
            <text:p>microcosm zine sales</text:p>
          </table:table-cell>
          <table:table-cell office:value-type="date" office:date-value="2018-07-20" calcext:value-type="date">
            <text:p>2018-07-20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12-17" calcext:value-type="date">
            <text:p>2018-12-17</text:p>
          </table:table-cell>
          <table:table-cell office:value-type="float" office:value="-7.6" calcext:value-type="float">
            <text:p>-7.6</text:p>
          </table:table-cell>
          <table:table-cell/>
        </table:table-row>
        <table:table-row table:style-name="ro1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1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1">
          <table:table-cell office:value-type="string" calcext:value-type="string">
            <text:p>HOPE zine sales</text:p>
          </table:table-cell>
          <table:table-cell office:value-type="date" office:date-value="2018-07-19" calcext:value-type="date">
            <text:p>2018-07-19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 payment from xnor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90:.C105])" office:value-type="float" office:value="-2196.12" calcext:value-type="float">
            <text:p>-2196.12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D86];[.D106])" office:value-type="float" office:value="2821.77" calcext:value-type="float">
            <text:p>2821.77</text:p>
          </table:table-cell>
        </table:table-row>
      </table:table>
      <table:table table:name="expenses-2019" table:style-name="ta1">
        <table:table-column table:style-name="co7" table:default-cell-style-name="Default"/>
        <table:table-column table:style-name="co1" table:default-cell-style-name="ce8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9-01-07" calcext:value-type="date">
            <text:p>2019-01-07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1-01" calcext:value-type="date">
            <text:p>2019-01-01</text:p>
          </table:table-cell>
          <table:table-cell office:value-type="float" office:value="11.72" calcext:value-type="float">
            <text:p>11.72</text:p>
          </table:table-cell>
          <table:table-cell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2-01" calcext:value-type="date">
            <text:p>2019-02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17.18" calcext:value-type="float">
            <text:p>17.18</text:p>
          </table:table-cell>
          <table:table-cell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5-01" calcext:value-type="date">
            <text:p>2019-05-01</text:p>
          </table:table-cell>
          <table:table-cell office:value-type="float" office:value="12.83" calcext:value-type="float">
            <text:p>12.83</text:p>
          </table:table-cell>
          <table:table-cell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6-01" calcext:value-type="date">
            <text:p>2019-06-01</text:p>
          </table:table-cell>
          <table:table-cell office:value-type="float" office:value="12.8" calcext:value-type="float">
            <text:p>12.8</text:p>
          </table:table-cell>
          <table:table-cell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7-01" calcext:value-type="date">
            <text:p>2019-07-01</text:p>
          </table:table-cell>
          <table:table-cell office:value-type="float" office:value="11.44" calcext:value-type="float">
            <text:p>11.44</text:p>
          </table:table-cell>
          <table:table-cell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8-01" calcext:value-type="date">
            <text:p>2019-08-01</text:p>
          </table:table-cell>
          <table:table-cell office:value-type="float" office:value="11.41" calcext:value-type="float">
            <text:p>11.41</text:p>
          </table:table-cell>
          <table:table-cell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19-04-08" calcext:value-type="date">
            <text:p>2019-04-08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19-08-01" calcext:value-type="date">
            <text:p>2019-08-01</text:p>
          </table:table-cell>
          <table:table-cell office:value-type="float" office:value="91.96" calcext:value-type="float">
            <text:p>91.96</text:p>
          </table:table-cell>
          <table:table-cell/>
        </table:table-row>
        <table:table-row table:style-name="ro1" table:number-rows-repeated="1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6:.C29])" office:value-type="float" office:value="373.04" calcext:value-type="float">
            <text:p>373.04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25.65" calcext:value-type="float">
            <text:p>25.65</text:p>
          </table:table-cell>
          <table:table-cell/>
        </table:table-row>
        <table:table-row table:style-name="ro1">
          <table:table-cell office:value-type="string" calcext:value-type="string">
            <text:p>true value</text:p>
          </table:table-cell>
          <table:table-cell office:value-type="date" office:date-value="2019-02-26" calcext:value-type="date">
            <text:p>2019-02-26</text:p>
          </table:table-cell>
          <table:table-cell office:value-type="float" office:value="35.03" calcext:value-type="float">
            <text:p>35.03</text:p>
          </table:table-cell>
          <table:table-cell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19-06-12" calcext:value-type="date">
            <text:p>2019-06-12</text:p>
          </table:table-cell>
          <table:table-cell office:value-type="float" office:value="30.65" calcext:value-type="float">
            <text:p>30.65</text:p>
          </table:table-cell>
          <table:table-cell/>
        </table:table-row>
        <table:table-row table:style-name="ro1" table:number-rows-repeated="13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33:.C49])" office:value-type="float" office:value="91.33" calcext:value-type="float">
            <text:p>91.33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SPS – LPC tribute</text:p>
          </table:table-cell>
          <table:table-cell office:value-type="date" office:date-value="2019-01-04" calcext:value-type="date">
            <text:p>2019-01-04</text:p>
          </table:table-cell>
          <table:table-cell office:value-type="float" office:value="7.45" calcext:value-type="float">
            <text:p>7.45</text:p>
          </table:table-cell>
          <table:table-cell/>
        </table:table-row>
        <table:table-row table:style-name="ro1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6.6" calcext:value-type="float">
            <text:p>6.6</text:p>
          </table:table-cell>
          <table:table-cell/>
        </table:table-row>
        <table:table-row table:style-name="ro1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3.27" calcext:value-type="float">
            <text:p>3.27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66.08" calcext:value-type="float">
            <text:p>66.08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94.16" calcext:value-type="float">
            <text:p>94.16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53:.C60])" office:value-type="float" office:value="177.56" calcext:value-type="float">
            <text:p>177.56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mbrella expense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date" office:date-value="2018-07-08" calcext:value-type="date">
            <text:p>2018-07-08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3"/>
          <table:table-cell table:style-name="ce7" table:formula="of:=SUM([.C63:.C67])" office:value-type="float" office:value="300" calcext:value-type="float">
            <text:p>30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olunteer appreciation party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installer lunch</text:p>
          </table:table-cell>
          <table:table-cell office:value-type="date" office:date-value="2019-04-12" calcext:value-type="date">
            <text:p>2019-04-12</text:p>
          </table:table-cell>
          <table:table-cell office:value-type="float" office:value="28.25" calcext:value-type="float">
            <text:p>28.25</text:p>
          </table:table-cell>
          <table:table-cell/>
        </table:table-row>
        <table:table-row table:style-name="ro1">
          <table:table-cell office:value-type="string" calcext:value-type="string">
            <text:p>USPS – ship to detroit bus co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14.35" calcext:value-type="float">
            <text:p>14.35</text:p>
          </table:table-cell>
          <table:table-cell/>
        </table:table-row>
        <table:table-row table:style-name="ro1" table:number-rows-repeated="9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2:.C84])" office:value-type="float" office:value="132.6" calcext:value-type="float">
            <text:p>132.6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86])" office:value-type="float" office:value="1074.53" calcext:value-type="float">
            <text:p>1074.53</text:p>
          </table:table-cell>
          <table:table-cell table:formula="of:=SUM([.D1:.D86])" office:value-type="float" office:value="1074.53" calcext:value-type="float">
            <text:p>1074.53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zines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-5" calcext:value-type="float">
            <text:p>-5</text:p>
          </table:table-cell>
          <table:table-cell/>
        </table:table-row>
        <table:table-row table:style-name="ro1">
          <table:table-cell office:value-type="string" calcext:value-type="string">
            <text:p>T-shirts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-25" calcext:value-type="float">
            <text:p>-25</text:p>
          </table:table-cell>
          <table:table-cell/>
        </table:table-row>
        <table:table-row table:style-name="ro1">
          <table:table-cell office:value-type="string" calcext:value-type="string">
            <text:p>spaceness</text:p>
          </table:table-cell>
          <table:table-cell office:value-type="date" office:date-value="2019-03-03" calcext:value-type="date">
            <text:p>2019-03-03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1">
          <table:table-cell office:value-type="string" calcext:value-type="string">
            <text:p>Zines – microcosm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-67.5" calcext:value-type="float">
            <text:p>-67.5</text:p>
          </table:table-cell>
          <table:table-cell/>
        </table:table-row>
        <table:table-row table:style-name="ro1">
          <table:table-cell office:value-type="string" calcext:value-type="string">
            <text:p>lake productions payphone rental</text:p>
          </table:table-cell>
          <table:table-cell office:value-type="date" office:date-value="2019-04-16" calcext:value-type="date">
            <text:p>2019-04-16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office:value-type="string" calcext:value-type="string">
            <text:p>spreadshirt</text:p>
          </table:table-cell>
          <table:table-cell office:value-type="date" office:date-value="2019-06-19" calcext:value-type="date">
            <text:p>2019-06-19</text:p>
          </table:table-cell>
          <table:table-cell office:value-type="float" office:value="-9.73" calcext:value-type="float">
            <text:p>-9.73</text:p>
          </table:table-cell>
          <table:table-cell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date" office:date-value="2019-07-08" calcext:value-type="date">
            <text:p>2019-07-08</text:p>
          </table:table-cell>
          <table:table-cell office:value-type="float" office:value="-3000" calcext:value-type="float">
            <text:p>-3000</text:p>
          </table:table-cell>
          <table:table-cell/>
        </table:table-row>
        <table:table-row table:style-name="ro1" table:number-rows-repeated="4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91:.C102])" office:value-type="float" office:value="-3457.23" calcext:value-type="float">
            <text:p>-3457.23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expected expenses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87];[.D103])" office:value-type="float" office:value="-2382.7" calcext:value-type="float">
            <text:p>-2382.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7">0000-00-00</text:date>, <text:time style:data-style-name="N2" text:time-value="22:27:00.7535603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07T22:32:07.621708001</dc:date>
    <meta:editing-duration>P1DT9H55M17S</meta:editing-duration>
    <meta:editing-cycles>211</meta:editing-cycles>
    <meta:generator>LibreOffice/6.0.7.3$Linux_X86_64 LibreOffice_project/00m0$Build-3</meta:generator>
    <meta:document-statistic meta:table-count="5" meta:cell-count="752" meta:object-count="0"/>
  </office:meta>
</office:document-meta>
</file>